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ke_5f_style_5f_title_5f_slide-title">
      <style:graphic-properties fo:min-height="4.267cm"/>
    </style:style>
    <style:style style:name="pr2" style:family="presentation" style:parent-style-name="mike_5f_style_5f_title_5f_slide-subtitle">
      <style:graphic-properties draw:fill-color="#ffffff" draw:auto-grow-height="true" fo:min-height="8.918cm"/>
    </style:style>
    <style:style style:name="pr3" style:family="presentation" style:parent-style-name="mike_5f_style_5f_title_5f_slide-notes">
      <style:graphic-properties draw:fill-color="#ffffff" draw:auto-grow-height="true" fo:min-height="13.364cm"/>
    </style:style>
    <style:style style:name="pr4" style:family="presentation" style:parent-style-name="mike_5f_style_5f_content_5f_slide_5f_-title">
      <style:graphic-properties fo:min-height="3.506cm"/>
    </style:style>
    <style:style style:name="pr5" style:family="presentation" style:parent-style-name="mike_5f_style_5f_content_5f_slide_5f_-notes">
      <style:graphic-properties draw:fill-color="#ffffff" fo:min-height="13.364cm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style:font-name="Liberation Serif" fo:font-size="40pt" style:font-size-asian="40pt" style:font-size-complex="40pt"/>
    </style:style>
    <style:style style:name="P4" style:family="paragraph">
      <style:text-properties fo:font-size="20pt"/>
    </style:style>
    <style:style style:name="T1" style:family="text">
      <style:text-properties style:font-name="Liberation Serif" fo:font-size="40pt" style:font-size-asian="40pt" style:font-size-complex="40pt"/>
    </style:style>
    <style:style style:name="T2" style:family="text">
      <style:text-properties style:font-name="Liberation Serif" fo:font-size="32pt" style:font-size-asian="32pt" style:font-size-complex="32pt"/>
    </style:style>
    <style:style style:name="T3" style:family="text">
      <style:text-properties style:font-name="Liberation Serif" fo:font-size="24pt" style:font-size-asian="24pt" style:font-size-complex="24pt"/>
    </style:style>
    <style:style style:name="T4" style:family="text">
      <style:text-properties style:font-name="Liberation Serif" fo:font-size="20pt" style:font-size-asian="20pt" style:font-size-complex="20pt"/>
    </style:style>
    <style:style style:name="T5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Liberation Serif" fo:font-size="16pt" style:font-size-asian="16pt" style:font-size-complex="16pt"/>
    </style:style>
    <style:style style:name="T8" style:family="text">
      <style:text-properties style:text-position="super 58%" style:font-name="Liberation Seri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ke_5f_style_5f_title_5f_slide" presentation:presentation-page-layout-name="AL1T0">
        <office:forms form:automatic-focus="false" form:apply-design-mode="false"/>
        <draw:frame presentation:style-name="pr1" draw:text-style-name="P1" draw:layer="layout" svg:width="28cm" svg:height="4.267cm" svg:x="0cm" svg:y="2.463cm" presentation:class="title" presentation:user-transformed="true">
          <draw:text-box>
            <text:p><text:span text:style-name="T1">A Robot Manipulation Framework of Novel Objects for Elementary Household Tasks</text:span></text:p>
          </draw:text-box>
        </draw:frame>
        <draw:frame presentation:style-name="pr2" draw:text-style-name="P3" draw:layer="layout" svg:width="25.199cm" svg:height="13.999cm" svg:x="1.4cm" svg:y="5.921cm" presentation:class="subtitle" presentation:user-transformed="true">
          <draw:text-box>
            <text:p><text:span text:style-name="T2"/></text:p>
            <text:p><text:span text:style-name="T2">PhD. Thesis Proposal</text:span></text:p>
            <text:p><text:span text:style-name="T3"/></text:p>
            <text:p><text:span text:style-name="T4">Ana C. Huamán Quispe</text:span></text:p>
            <text:p><text:span text:style-name="T3"/></text:p>
            <text:p text:style-name="P2"><text:span text:style-name="T5">Reading Committee</text:span></text:p>
            <text:p text:style-name="P2"><text:span text:style-name="T6">Prof. Henrik I. Christensen, Georgia Tech</text:span></text:p>
            <text:p text:style-name="P2"><text:span text:style-name="T6">Prof. C. Karen Liu, Georgia Tech</text:span></text:p>
            <text:p text:style-name="P2"><text:span text:style-name="T6">Prof. Charles Kemp, Georgia Tech</text:span></text:p>
            <text:p text:style-name="P2"><text:span text:style-name="T6">Prof. Andrea L. Thomaz, Georgia Tech</text:span></text:p>
            <text:p text:style-name="P2"><text:span text:style-name="T6">Prof. Peter K. Allen, Columbia University</text:span></text:p>
            <text:p text:style-name="P2"><text:span text:style-name="T7">----</text:span></text:p>
            <text:p text:style-name="P2"><text:span text:style-name="T7">Prof. Mike Stilman, Georgia Tech</text:span></text:p>
            <text:p text:style-name="P2"><text:span text:style-name="T7"/></text:p>
            <text:p><text:span text:style-name="T4">Institute for Robotics and Intelligent Machines</text:span></text:p>
            <text:p><text:span text:style-name="T4">Georgia Institute of Technology, USA</text:span></text:p>
            <text:p><text:span text:style-name="T8"/></text:p>
            <text:p><text:span text:style-name="T4">October 13</text:span><text:span text:style-name="T8">th</text:span><text:span text:style-name="T4">, 201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ke_5f_style_5f_content_5f_slide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Motiv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ke_5f_style_5f_content_5f_slide-background" style:display-name="mike_style_content_slide-background" style:family="presentation">
      <style:graphic-properties draw:stroke="none" draw:fill="none"/>
      <style:text-properties style:letter-kerning="true"/>
    </style:style>
    <style:style style:name="mike_5f_style_5f_content_5f_slide-backgroundobjects" style:display-name="mike_style_content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ke_5f_style_5f_content_5f_slide-notes" style:display-name="mike_style_content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ke_5f_style_5f_content_5f_slide-outline1" style:display-name="mike_style_content_slide-outline1" style:family="presentation">
      <style:graphic-properties draw:stroke="none" draw:fill="none" draw:auto-grow-height="false" draw:fit-to-size="shrink-to-fit">
        <text:list-style style:name="mike_5f_style_5f_content_5f_slide-outline1" style:display-name="mike_style_content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ke_5f_style_5f_content_5f_slide-outline2" style:display-name="mike_style_content_slide-outline2" style:family="presentation" style:parent-style-name="mike_5f_style_5f_content_5f_slide-outline1">
      <style:paragraph-properties fo:margin-top="0cm" fo:margin-bottom="0.4cm"/>
      <style:text-properties fo:font-size="28pt" style:font-size-asian="28pt" style:font-size-complex="28pt"/>
    </style:style>
    <style:style style:name="mike_5f_style_5f_content_5f_slide-outline3" style:display-name="mike_style_content_slide-outline3" style:family="presentation" style:parent-style-name="mike_5f_style_5f_content_5f_slide-outline2">
      <style:paragraph-properties fo:margin-top="0cm" fo:margin-bottom="0.3cm"/>
      <style:text-properties fo:font-size="24pt" style:font-size-asian="24pt" style:font-size-complex="24pt"/>
    </style:style>
    <style:style style:name="mike_5f_style_5f_content_5f_slide-outline4" style:display-name="mike_style_content_slide-outline4" style:family="presentation" style:parent-style-name="mike_5f_style_5f_content_5f_slide-outline3">
      <style:paragraph-properties fo:margin-top="0cm" fo:margin-bottom="0.2cm"/>
      <style:text-properties fo:font-size="20pt" style:font-size-asian="20pt" style:font-size-complex="20pt"/>
    </style:style>
    <style:style style:name="mike_5f_style_5f_content_5f_slide-outline5" style:display-name="mike_style_content_slide-outline5" style:family="presentation" style:parent-style-name="mike_5f_style_5f_content_5f_slide-outline4">
      <style:paragraph-properties fo:margin-top="0cm" fo:margin-bottom="0.1cm"/>
      <style:text-properties fo:font-size="20pt" style:font-size-asian="20pt" style:font-size-complex="20pt"/>
    </style:style>
    <style:style style:name="mike_5f_style_5f_content_5f_slide-outline6" style:display-name="mike_style_content_slide-outline6" style:family="presentation" style:parent-style-name="mike_5f_style_5f_content_5f_slide-outline5">
      <style:paragraph-properties fo:margin-top="0cm" fo:margin-bottom="0.1cm"/>
      <style:text-properties fo:font-size="20pt" style:font-size-asian="20pt" style:font-size-complex="20pt"/>
    </style:style>
    <style:style style:name="mike_5f_style_5f_content_5f_slide-outline7" style:display-name="mike_style_content_slide-outline7" style:family="presentation" style:parent-style-name="mike_5f_style_5f_content_5f_slide-outline6">
      <style:paragraph-properties fo:margin-top="0cm" fo:margin-bottom="0.1cm"/>
      <style:text-properties fo:font-size="20pt" style:font-size-asian="20pt" style:font-size-complex="20pt"/>
    </style:style>
    <style:style style:name="mike_5f_style_5f_content_5f_slide-outline8" style:display-name="mike_style_content_slide-outline8" style:family="presentation" style:parent-style-name="mike_5f_style_5f_content_5f_slide-outline7">
      <style:paragraph-properties fo:margin-top="0cm" fo:margin-bottom="0.1cm"/>
      <style:text-properties fo:font-size="20pt" style:font-size-asian="20pt" style:font-size-complex="20pt"/>
    </style:style>
    <style:style style:name="mike_5f_style_5f_content_5f_slide-outline9" style:display-name="mike_style_content_slide-outline9" style:family="presentation" style:parent-style-name="mike_5f_style_5f_content_5f_slide-outline8">
      <style:paragraph-properties fo:margin-top="0cm" fo:margin-bottom="0.1cm"/>
      <style:text-properties fo:font-size="20pt" style:font-size-asian="20pt" style:font-size-complex="20pt"/>
    </style:style>
    <style:style style:name="mike_5f_style_5f_content_5f_slide-subtitle" style:display-name="mike_style_content_slide-subtitle" style:family="presentation">
      <style:graphic-properties draw:stroke="none" draw:fill="none" draw:textarea-vertical-align="middle">
        <text:list-style style:name="mike_5f_style_5f_content_5f_slide-subtitle" style:display-name="mike_style_content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ke_5f_style_5f_content_5f_slide-title" style:display-name="mike_style_content_slide-title" style:family="presentation">
      <style:graphic-properties draw:stroke="none" draw:fill="none" draw:textarea-vertical-align="middle">
        <text:list-style style:name="mike_5f_style_5f_content_5f_slide-title" style:display-name="mike_style_content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ke_5f_style_5f_title_5f_slide-background" style:display-name="mike_style_title_slide-background" style:family="presentation">
      <style:graphic-properties draw:stroke="none" draw:fill="none"/>
      <style:text-properties style:letter-kerning="true"/>
    </style:style>
    <style:style style:name="mike_5f_style_5f_title_5f_slide-backgroundobjects" style:display-name="mike_style_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ke_5f_style_5f_title_5f_slide-notes" style:display-name="mike_style_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ke_5f_style_5f_title_5f_slide-outline1" style:display-name="mike_style_title_slide-outline1" style:family="presentation">
      <style:graphic-properties draw:stroke="none" draw:fill="none" draw:auto-grow-height="false" draw:fit-to-size="shrink-to-fit">
        <text:list-style style:name="mike_5f_style_5f_title_5f_slide-outline1" style:display-name="mike_style_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ke_5f_style_5f_title_5f_slide-outline2" style:display-name="mike_style_title_slide-outline2" style:family="presentation" style:parent-style-name="mike_5f_style_5f_title_5f_slide-outline1">
      <style:paragraph-properties fo:margin-top="0cm" fo:margin-bottom="0.4cm"/>
      <style:text-properties fo:font-size="28pt" style:font-size-asian="28pt" style:font-size-complex="28pt"/>
    </style:style>
    <style:style style:name="mike_5f_style_5f_title_5f_slide-outline3" style:display-name="mike_style_title_slide-outline3" style:family="presentation" style:parent-style-name="mike_5f_style_5f_title_5f_slide-outline2">
      <style:paragraph-properties fo:margin-top="0cm" fo:margin-bottom="0.3cm"/>
      <style:text-properties fo:font-size="24pt" style:font-size-asian="24pt" style:font-size-complex="24pt"/>
    </style:style>
    <style:style style:name="mike_5f_style_5f_title_5f_slide-outline4" style:display-name="mike_style_title_slide-outline4" style:family="presentation" style:parent-style-name="mike_5f_style_5f_title_5f_slide-outline3">
      <style:paragraph-properties fo:margin-top="0cm" fo:margin-bottom="0.2cm"/>
      <style:text-properties fo:font-size="20pt" style:font-size-asian="20pt" style:font-size-complex="20pt"/>
    </style:style>
    <style:style style:name="mike_5f_style_5f_title_5f_slide-outline5" style:display-name="mike_style_title_slide-outline5" style:family="presentation" style:parent-style-name="mike_5f_style_5f_title_5f_slide-outline4">
      <style:paragraph-properties fo:margin-top="0cm" fo:margin-bottom="0.1cm"/>
      <style:text-properties fo:font-size="20pt" style:font-size-asian="20pt" style:font-size-complex="20pt"/>
    </style:style>
    <style:style style:name="mike_5f_style_5f_title_5f_slide-outline6" style:display-name="mike_style_title_slide-outline6" style:family="presentation" style:parent-style-name="mike_5f_style_5f_title_5f_slide-outline5">
      <style:paragraph-properties fo:margin-top="0cm" fo:margin-bottom="0.1cm"/>
      <style:text-properties fo:font-size="20pt" style:font-size-asian="20pt" style:font-size-complex="20pt"/>
    </style:style>
    <style:style style:name="mike_5f_style_5f_title_5f_slide-outline7" style:display-name="mike_style_title_slide-outline7" style:family="presentation" style:parent-style-name="mike_5f_style_5f_title_5f_slide-outline6">
      <style:paragraph-properties fo:margin-top="0cm" fo:margin-bottom="0.1cm"/>
      <style:text-properties fo:font-size="20pt" style:font-size-asian="20pt" style:font-size-complex="20pt"/>
    </style:style>
    <style:style style:name="mike_5f_style_5f_title_5f_slide-outline8" style:display-name="mike_style_title_slide-outline8" style:family="presentation" style:parent-style-name="mike_5f_style_5f_title_5f_slide-outline7">
      <style:paragraph-properties fo:margin-top="0cm" fo:margin-bottom="0.1cm"/>
      <style:text-properties fo:font-size="20pt" style:font-size-asian="20pt" style:font-size-complex="20pt"/>
    </style:style>
    <style:style style:name="mike_5f_style_5f_title_5f_slide-outline9" style:display-name="mike_style_title_slide-outline9" style:family="presentation" style:parent-style-name="mike_5f_style_5f_title_5f_slide-outline8">
      <style:paragraph-properties fo:margin-top="0cm" fo:margin-bottom="0.1cm"/>
      <style:text-properties fo:font-size="20pt" style:font-size-asian="20pt" style:font-size-complex="20pt"/>
    </style:style>
    <style:style style:name="mike_5f_style_5f_title_5f_slide-subtitle" style:display-name="mike_style_title_slide-subtitle" style:family="presentation">
      <style:graphic-properties draw:stroke="none" draw:fill="none" draw:textarea-vertical-align="middle">
        <text:list-style style:name="mike_5f_style_5f_title_5f_slide-subtitle" style:display-name="mike_style_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ke_5f_style_5f_title_5f_slide-title" style:display-name="mike_style_title_slide-title" style:family="presentation">
      <style:graphic-properties draw:stroke="none" draw:fill="none" draw:textarea-vertical-align="middle">
        <text:list-style style:name="mike_5f_style_5f_title_5f_slide-title" style:display-name="mike_style_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ke_5f_style_5f_content_5f_slide_5f_-background" style:display-name="mike_style_content_slide_-background" style:family="presentation">
      <style:graphic-properties draw:stroke="none" draw:fill="none"/>
      <style:text-properties style:letter-kerning="true"/>
    </style:style>
    <style:style style:name="mike_5f_style_5f_content_5f_slide_5f_-backgroundobjects" style:display-name="mike_style_content_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ke_5f_style_5f_content_5f_slide_5f_-notes" style:display-name="mike_style_content_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ke_5f_style_5f_content_5f_slide_5f_-outline1" style:display-name="mike_style_content_slide_-outline1" style:family="presentation">
      <style:graphic-properties draw:stroke="none" draw:fill="none" draw:auto-grow-height="false" draw:fit-to-size="shrink-to-fit">
        <text:list-style style:name="mike_5f_style_5f_content_5f_slide_5f_-outline1" style:display-name="mike_style_content_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ke_5f_style_5f_content_5f_slide_5f_-outline2" style:display-name="mike_style_content_slide_-outline2" style:family="presentation" style:parent-style-name="mike_5f_style_5f_content_5f_sl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ike_5f_style_5f_content_5f_slide_5f_-outline3" style:display-name="mike_style_content_slide_-outline3" style:family="presentation" style:parent-style-name="mike_5f_style_5f_content_5f_sl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ke_5f_style_5f_content_5f_slide_5f_-outline4" style:display-name="mike_style_content_slide_-outline4" style:family="presentation" style:parent-style-name="mike_5f_style_5f_content_5f_sl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ke_5f_style_5f_content_5f_slide_5f_-outline5" style:display-name="mike_style_content_slide_-outline5" style:family="presentation" style:parent-style-name="mike_5f_style_5f_content_5f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ke_5f_style_5f_content_5f_slide_5f_-outline6" style:display-name="mike_style_content_slide_-outline6" style:family="presentation" style:parent-style-name="mike_5f_style_5f_content_5f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ke_5f_style_5f_content_5f_slide_5f_-outline7" style:display-name="mike_style_content_slide_-outline7" style:family="presentation" style:parent-style-name="mike_5f_style_5f_content_5f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ke_5f_style_5f_content_5f_slide_5f_-outline8" style:display-name="mike_style_content_slide_-outline8" style:family="presentation" style:parent-style-name="mike_5f_style_5f_content_5f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ke_5f_style_5f_content_5f_slide_5f_-outline9" style:display-name="mike_style_content_slide_-outline9" style:family="presentation" style:parent-style-name="mike_5f_style_5f_content_5f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ke_5f_style_5f_content_5f_slide_5f_-subtitle" style:display-name="mike_style_content_slide_-subtitle" style:family="presentation">
      <style:graphic-properties draw:stroke="none" draw:fill="none" draw:textarea-vertical-align="middle">
        <text:list-style style:name="mike_5f_style_5f_content_5f_slide_5f_-subtitle" style:display-name="mike_style_content_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ke_5f_style_5f_content_5f_slide_5f_-title" style:display-name="mike_style_content_slide_-title" style:family="presentation">
      <style:graphic-properties draw:stroke="none" draw:fill="none" draw:textarea-vertical-align="middle">
        <text:list-style style:name="mike_5f_style_5f_content_5f_slide_5f_-title" style:display-name="mike_style_content_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3.77cm"/>
    </style:style>
    <style:style style:name="Mgr4" style:family="graphic" style:parent-style-name="standard">
      <style:graphic-properties draw:stroke="none" draw:fill="none" draw:fill-color="#ffffff" draw:auto-grow-width="true" fo:min-height="0.935cm" fo:min-width="8.253cm"/>
    </style:style>
    <style:style style:name="Mgr5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Mgr6" style:family="graphic" style:parent-style-name="standard">
      <style:graphic-properties draw:stroke="none" draw:fill="none" draw:fill-color="#ffffff" draw:auto-grow-width="true" fo:min-height="0.935cm" fo:min-width="11.987cm"/>
    </style:style>
    <style:style style:name="Mgr7" style:family="graphic" style:parent-style-name="standard">
      <style:graphic-properties draw:stroke="none" draw:fill="none" draw:fill-color="#ffffff" draw:auto-grow-width="true" fo:min-height="0.935cm" fo:min-width="2.893cm"/>
    </style:style>
    <style:style style:name="Mgr8" style:family="graphic" style:parent-style-name="standard">
      <style:graphic-properties svg:stroke-color="#000000" draw:fill-color="#ffcc00" draw:textarea-vertical-align="middle" draw:auto-grow-height="false" fo:min-height="2.286cm" fo:min-width="28cm"/>
    </style:style>
    <style:style style:name="Mgr9" style:family="graphic" style:parent-style-name="standard">
      <style:graphic-properties svg:stroke-color="#000000" draw:fill-color="#ffcc00" draw:textarea-vertical-align="middle" draw:auto-grow-height="false" fo:min-height="4.572cm" fo:min-width="28cm"/>
    </style:style>
    <style:style style:name="Mpr1" style:family="presentation" style:parent-style-name="mike_5f_style_5f_content_5f_sli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ike_5f_style_5f_content_5f_slide-backgroundobjects">
      <style:graphic-properties svg:stroke-color="#000000" draw:fill-color="#ffcc00" draw:textarea-vertical-align="middle" draw:auto-grow-height="false" fo:min-height="2.286cm" fo:min-width="28cm"/>
    </style:style>
    <style:style style:name="Mpr3" style:family="presentation" style:parent-style-name="mike_5f_style_5f_content_5f_slide-backgroundobjects">
      <style:graphic-properties svg:stroke-color="#000000" draw:fill-color="#ffcc00" draw:textarea-vertical-align="middle" draw:auto-grow-height="false" fo:min-height="4.572cm" fo:min-width="28cm"/>
    </style:style>
    <style:style style:name="Mpr4" style:family="presentation" style:parent-style-name="mike_5f_style_5f_content_5f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ike_5f_style_5f_content_5f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ike_5f_style_5f_title_5f_slide-backgroundobjects">
      <style:graphic-properties draw:stroke="none" draw:fill="none" draw:fill-color="#ffffff" draw:auto-grow-height="false" fo:min-height="1.449cm"/>
    </style:style>
    <style:style style:name="Mpr7" style:family="presentation" style:parent-style-name="mike_5f_style_5f_title_5f_slide-backgroundobjects">
      <style:graphic-properties svg:stroke-color="#000000" draw:fill-color="#ffcc00" draw:textarea-vertical-align="middle" draw:auto-grow-height="false" fo:min-height="4.572cm" fo:min-width="28cm"/>
    </style:style>
    <style:style style:name="Mpr8" style:family="presentation" style:parent-style-name="mike_5f_style_5f_title_5f_slide-backgroundobjects">
      <style:graphic-properties svg:stroke-color="#000000" draw:fill-color="#ffcc00" draw:textarea-vertical-align="middle" draw:auto-grow-height="false" fo:min-height="2.286cm" fo:min-width="28cm"/>
    </style:style>
    <style:style style:name="Mpr9" style:family="presentation" style:parent-style-name="mike_5f_style_5f_title_5f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ke_5f_style_5f_title_5f_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ke_5f_style_5f_content_5f_slide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mike_5f_style_5f_content_5f_slide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ike_5f_style_5f_content_5f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P6" style:family="paragraph">
      <style:paragraph-properties fo:text-align="end"/>
    </style:style>
    <style:style style:name="MP7" style:family="paragraph">
      <style:paragraph-properties fo:text-align="center"/>
      <style:text-properties fo:font-weight="bold" style:font-weight-asian="bold" style:font-weight-complex="bold"/>
    </style:style>
    <style:style style:name="MP8" style:family="paragraph">
      <style:text-properties fo:font-size="18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text-align="end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ike_5f_style_5f_content_5f_slide" style:display-name="mike_style_content_slide" style:page-layout-name="PM1" draw:style-name="Mdp1">
      <draw:frame presentation:style-name="mike_5f_style_5f_content_5f_slide-title" draw:layer="backgroundobjects" svg:width="25.199cm" svg:height="3.506cm" svg:x="1.4cm" svg:y="0.837cm" presentation:class="title" presentation:placeholder="true">
        <draw:text-box/>
      </draw:frame>
      <draw:frame presentation:style-name="mike_5f_style_5f_content_5f_slide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8cm" svg:height="2.286cm" svg:x="0cm" svg:y="18.714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4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3" draw:layer="backgroundobjects" svg:width="4.27cm" svg:height="1.185cm" svg:x="15.494cm" svg:y="19.22cm">
        <draw:text-box>
          <text:p><text:date style:data-style-name="D5" text:date-value="2015-09-30">Sep 30, 2015</text:date></text:p>
        </draw:text-box>
      </draw:frame>
      <draw:frame draw:style-name="Mgr4" draw:layer="backgroundobjects" svg:width="8.753cm" svg:height="1.185cm" svg:x="1.407cm" svg:y="16.849cm">
        <draw:text-box>
          <text:p><text:author-name text:fixed="false"> </text:author-name></text:p>
        </draw:text-box>
      </draw:frame>
      <draw:frame draw:style-name="Mgr5" draw:layer="backgroundobjects" svg:width="0.712cm" svg:height="1.185cm" svg:x="13.883cm" svg:y="10.163cm">
        <draw:text-box>
          <text:p><text:author-name text:fixed="false"> </text:author-name></text:p>
        </draw:text-box>
      </draw:frame>
      <draw:frame draw:style-name="Mgr6" draw:layer="backgroundobjects" svg:width="12.487cm" svg:height="1.185cm" svg:x="0cm" svg:y="19.22cm">
        <draw:text-box>
          <text:p text:style-name="MP5"><text:author-name text:fixed="false"> </text:author-name>A. Huamán, H.Ben Amor, H.I. Christensen</text:p>
        </draw:text-box>
      </draw:frame>
      <draw:frame draw:style-name="Mgr7" draw:text-style-name="MP6" draw:layer="backgroundobjects" svg:width="3.393cm" svg:height="1.185cm" svg:x="24.039cm" svg:y="19.22cm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mike_5f_style_5f_content_5f_slide-title" draw:layer="backgroundobjects" svg:width="14.848cm" svg:height="11.135cm" svg:x="3.075cm" svg:y="2.257cm" presentation:class="page"/>
        <draw:frame presentation:style-name="mike_5f_style_5f_content_5f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ike_5f_style_5f_title_5f_slide" style:display-name="mike_style_title_slide" style:page-layout-name="PM1" draw:style-name="Mdp1">
      <draw:frame presentation:style-name="mike_5f_style_5f_title_5f_slide-title" draw:layer="backgroundobjects" svg:width="25.199cm" svg:height="3.506cm" svg:x="1.27cm" svg:y="2.794cm" presentation:class="title" presentation:placeholder="true">
        <draw:text-box/>
      </draw:frame>
      <draw:frame presentation:style-name="mike_5f_style_5f_title_5f_slide-outline1" draw:layer="backgroundobjects" svg:width="25.199cm" svg:height="9.906cm" svg:x="1.4cm" svg:y="7.87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7" draw:text-style-name="MP7" draw:layer="backgroundobjects" svg:width="28cm" svg:height="4.572cm" svg:x="0cm" svg:y="2.3cm">
        <text:p text:style-name="MP4"/>
        <draw:enhanced-geometry svg:viewBox="0 0 21600 21600" draw:type="rectangle" draw:enhanced-path="M 0 0 L 21600 0 21600 21600 0 21600 0 0 Z N"/>
      </draw:custom-shape>
      <draw:custom-shape presentation:style-name="Mpr8" draw:text-style-name="MP4" draw:layer="backgroundobjects" svg:width="28cm" svg:height="2.286cm" svg:x="0cm" svg:y="18.714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mike_5f_style_5f_title_5f_slide-title" draw:layer="backgroundobjects" svg:width="14.848cm" svg:height="11.135cm" svg:x="3.075cm" svg:y="2.257cm" presentation:class="page"/>
        <draw:frame presentation:style-name="mike_5f_style_5f_title_5f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ike_5f_style_5f_content_5f_slide_5f_" style:display-name="mike_style_content_slide_" style:page-layout-name="PM1" draw:style-name="Mdp1">
      <draw:frame presentation:style-name="mike_5f_style_5f_content_5f_slide_5f_-title" draw:layer="backgroundobjects" svg:width="25.199cm" svg:height="3.506cm" svg:x="1.4cm" svg:y="0.837cm" presentation:class="title" presentation:placeholder="true">
        <draw:text-box/>
      </draw:frame>
      <draw:frame presentation:style-name="mike_5f_style_5f_content_5f_slide_5f_-outline1" draw:layer="backgroundobjects" svg:width="25.199cm" svg:height="12.178cm" svg:x="1.4cm" svg:y="4.914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8" draw:text-style-name="MP4" draw:layer="backgroundobjects" svg:width="28cm" svg:height="2.286cm" svg:x="0cm" svg:y="18.714cm">
        <text:p/>
        <draw:enhanced-geometry svg:viewBox="0 0 21600 21600" draw:type="rectangle" draw:enhanced-path="M 0 0 L 21600 0 21600 21600 0 21600 0 0 Z N"/>
      </draw:custom-shape>
      <draw:custom-shape draw:style-name="Mgr9" draw:text-style-name="MP4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4.27cm" svg:height="1.185cm" svg:x="15.494cm" svg:y="19.22cm">
        <draw:text-box>
          <text:p><text:span text:style-name="MT2"><text:date style:data-style-name="D5" text:date-value="2015-09-30">Sep 30, 2015</text:date></text:span></text:p>
        </draw:text-box>
      </draw:frame>
      <draw:frame draw:style-name="Mgr4" draw:text-style-name="MP8" draw:layer="backgroundobjects" svg:width="8.753cm" svg:height="1.185cm" svg:x="1.407cm" svg:y="16.849cm">
        <draw:text-box>
          <text:p><text:span text:style-name="MT2"><text:author-name text:fixed="false"> </text:author-name></text:span></text:p>
        </draw:text-box>
      </draw:frame>
      <draw:frame draw:style-name="Mgr5" draw:text-style-name="MP8" draw:layer="backgroundobjects" svg:width="0.712cm" svg:height="1.185cm" svg:x="13.883cm" svg:y="10.163cm">
        <draw:text-box>
          <text:p><text:span text:style-name="MT2"><text:author-name text:fixed="false"> </text:author-name></text:span></text:p>
        </draw:text-box>
      </draw:frame>
      <draw:frame draw:style-name="Mgr6" draw:text-style-name="MP9" draw:layer="backgroundobjects" svg:width="12.487cm" svg:height="1.185cm" svg:x="0cm" svg:y="19.22cm">
        <draw:text-box>
          <text:p text:style-name="MP5"><text:span text:style-name="MT2"><text:author-name text:fixed="false"> </text:author-name></text:span><text:span text:style-name="MT2">A. Huamán, H.Ben Amor, H.I. Christensen</text:span></text:p>
        </draw:text-box>
      </draw:frame>
      <draw:frame draw:style-name="Mgr7" draw:text-style-name="MP10" draw:layer="backgroundobjects" svg:width="3.393cm" svg:height="1.185cm" svg:x="24.039cm" svg:y="19.22cm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mike_5f_style_5f_content_5f_slide_5f_-title" draw:layer="backgroundobjects" svg:width="14.848cm" svg:height="11.135cm" svg:x="3.075cm" svg:y="2.257cm" presentation:class="page"/>
        <draw:frame presentation:style-name="mike_5f_style_5f_content_5f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1T13:06:16.264828054</meta:creation-date>
    <dc:date>2015-09-30T21:36:06.603714450</dc:date>
    <meta:editing-duration>PT2H47M34S</meta:editing-duration>
    <meta:editing-cycles>27</meta:editing-cycles>
    <meta:generator>LibreOffice/4.3.3.2$Linux_x86 LibreOffice_project/430m0$Build-2</meta:generator>
    <meta:document-statistic meta:object-count="66"/>
  </office:meta>
</office:document-meta>
</file>